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fo:color="#c0504d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4.00pt" fo:font-weight="bold" fo:font-family="'Courier New'" style:font-family-asian="'Courier New'" style:font-family-complex="'Courier New'" fo:background-color="#ffff00" style:use-window-font-color="true"/>
    </style:style>
    <style:style style:name="T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4.00pt" fo:font-weight="bold" fo:font-family="'Courier New'" style:font-family-asian="'Courier New'" style:font-family-complex="'Courier New'" fo:background-color="#ffff00" style:use-window-font-color="true"/>
    </style:style>
    <style:style style:name="T7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8.00pt" fo:font-weight="bold" fo:font-family="'Courier New'" style:font-family-asian="'Courier New'" style:font-family-complex="'Courier New'" fo:background-color="#ffff00" fo:color="#004dbb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lease check that </text:span></text:p>
      <text:p text:style-name="P1"><text:span text:style-name="T2"/></text:p>
      <text:p text:style-name="P1"><text:span text:style-name="T3">i make in this assigment 4 functions and implement it.</text:span></text:p>
      <text:p text:style-name="P1"><text:span text:style-name="T3">first===&gt; add function to get the data from user </text:span></text:p>
      <text:p text:style-name="P1"><text:span text:style-name="T3">second ===&gt; cal_gpa function and calculate gpa<text:s/></text:span><text:span text:style-name="T4">based on just the grade like A,B,C,..<text:s text:c="2"/></text:span><text:span text:style-name="T5"/></text:p>
      <text:p text:style-name="P1"><text:span text:style-name="T5">third ====&gt; cal_gpa_by_points which calculate the gpa<text:s/></text:span><text:span text:style-name="T6">based the points based on the final exam like 85,90,60,...</text:span><text:span text:style-name="T7"/></text:p>
      <text:p text:style-name="P1"><text:span text:style-name="T7">clear function===&gt; if i want to reset the system<text:s/></text:span><text:span text:style-name="T8"/></text:p>
      <text:p text:style-name="P1"><text:span text:style-name="T8"/></text:p>
      <text:p text:style-name="P1"><text:span text:style-name="T9">u can scroll to see input type for points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